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4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4cm" svg:y="6.999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2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4cm" svg:y="7.999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cm" svg:y2="7cm" draw:start-shape="id1" draw:start-glue-point="3" draw:end-shape="id2" draw:end-glue-point="0" svg:d="m15500 5000c0 2250-3500 1250-35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2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4cm 1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1cm" svg:height="1cm" draw:transform="rotate (1.5707963267946) translate (25cm 1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6cm 1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7cm" svg:y="7.999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30.5cm" svg:y="6.99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2cm" svg:height="4cm" svg:x="14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cm" svg:height="1cm" draw:transform="rotate (1.5707963267946) translate (14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cm" svg:height="1cm" draw:transform="rotate (1.5707963267946) translate (15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6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6" draw:id="id26" draw:layer="layout" svg:width="3cm" svg:height="1cm" draw:transform="rotate (1.5707963267946) translate (1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18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19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0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1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2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5" draw:text-style-name="P2" draw:layer="layout" svg:width="3cm" svg:height="1cm" draw:transform="rotate (1.5707963267946) translate (23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4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5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1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1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cm" svg:y1="12cm" svg:x2="12cm" svg:y2="13cm" draw:start-shape="id9" draw:start-glue-point="2" draw:end-shape="id10" draw:end-glue-point="0" svg:d="m17500 12000c0 751-2500 501-2500 500s-3000-251-3000 500">
          <text:p/>
        </draw:connector>
        <draw:connector draw:style-name="gr10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0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0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3" xml:id="id16" draw:id="id16" draw:layer="layout" svg:width="5cm" svg:height="4cm" svg:x="27cm" svg:y="13cm">
          <text:p text:style-name="P1"><text:span text:style-name="T2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cm" svg:height="1cm" draw:transform="rotate (1.5707963267946) translate (2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draw:transform="rotate (1.5707963267946) translate (28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cm" svg:height="1cm" draw:transform="rotate (1.5707963267946) translate (29cm 1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draw:transform="rotate (1.5707963267946) translate (29cm 15.5cm)">
          <text:p text:style-name="P1"><text:span text:style-name="T1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cm" svg:height="1cm" draw:transform="rotate (1.5707963267946) translate (30cm 17cm)">
          <text:p text:style-name="P1"><text:span text:style-name="T1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1cm 17cm)">
          <text:p text:style-name="P1"><text:span text:style-name="T1">file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2" draw:text-style-name="P3" xml:id="id17" draw:id="id17" draw:layer="layout" svg:width="3cm" svg:height="4cm" svg:x="33cm" svg:y="13cm">
          <text:p text:style-name="P1"><text:span text:style-name="T2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4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5cm 17cm)">
          <text:p text:style-name="P1"><text:span text:style-name="T1">com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4.5cm" svg:y2="13cm" draw:start-shape="id7" draw:start-glue-point="2" draw:end-shape="id17" draw:end-glue-point="0" svg:d="m28750 11000 5750 2000">
          <text:p text:style-name="P1"><text:span text:style-name="T4">type = PERF_RECORD_COMM</text:span></text:p>
        </draw:connector>
        <draw:connector draw:style-name="gr10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2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3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  <draw:custom-shape draw:style-name="gr2" draw:text-style-name="P3" xml:id="id24" draw:id="id24" draw:layer="layout" svg:width="5cm" svg:height="4cm" svg:x="37cm" svg:y="13cm">
          <text:p text:style-name="P1"><text:span text:style-name="T2">fork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9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7" draw:id="id27" draw:layer="layout" svg:width="3cm" svg:height="1cm" draw:transform="rotate (1.5707963267946) translate (41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8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0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9.5cm" svg:y2="13cm" draw:start-shape="id7" draw:start-glue-point="2" draw:end-shape="id24" draw:end-glue-point="0" svg:d="m28750 11000 10750 2000">
          <text:p text:style-name="P1"><text:span text:style-name="T4">type = PERF_RECORD_FORK</text:span></text:p>
        </draw:connector>
        <draw:custom-shape draw:style-name="gr2" draw:text-style-name="P3" xml:id="id25" draw:id="id25" draw:layer="layout" svg:width="5cm" svg:height="4cm" svg:x="43cm" svg:y="13cm">
          <text:p text:style-name="P1"><text:span text:style-name="T2">ex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5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3cm" svg:height="1cm" draw:transform="rotate (1.5707963267946) translate (4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44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46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45.5cm" svg:y2="13cm" draw:start-shape="id7" draw:start-glue-point="2" draw:end-shape="id25" draw:end-glue-point="0" svg:d="m28750 11000 16750 2000">
          <text:p text:style-name="P1"><text:span text:style-name="T4">type = PERF_RECORD_EXIT</text:span></text:p>
        </draw:connector>
        <draw:connector draw:style-name="gr12" draw:text-style-name="P1" draw:layer="layout" draw:type="curve" draw:line-skew="0.25cm" svg:x1="17.5cm" svg:y1="17cm" svg:x2="41.5cm" svg:y2="17cm" draw:start-shape="id26" draw:start-glue-point="3" draw:end-shape="id27" draw:end-glue-point="3" svg:d="m17500 17000c0 2625 24000 2625 24000 0">
          <text:p/>
        </draw:connector>
        <draw:connector draw:style-name="gr12" draw:text-style-name="P1" draw:layer="layout" draw:type="curve" svg:x1="41.5cm" svg:y1="17cm" svg:x2="47.5cm" svg:y2="17cm" draw:start-shape="id27" draw:start-glue-point="3" draw:end-shape="id28" draw:end-glue-point="3" svg:d="m41500 17000c0 2250 6000 2250 60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04T12:21:23</dc:date>
    <dc:creator>Urs Fässler</dc:creator>
    <meta:editing-duration>PT7H28M19S</meta:editing-duration>
    <meta:editing-cycles>62</meta:editing-cycles>
    <meta:generator>LibreOffice/3.3$Unix LibreOffice_project/330m19$Build-301</meta:generator>
    <meta:document-statistic meta:object-count="91"/>
  </office:meta>
</office:document-meta>
</file>